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2.6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6.002cm" svg:height="9.844cm" svg:x="0.697cm" svg:y="4.128cm">
            <draw:object draw:notify-on-update-of-ranges="Sheet1.A1:Sheet1.A7 Sheet1.B1:Sheet1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Salary: Coordinator and Spokesperson (full-time, annual, social charges incl.)</text:p>
          </table:table-cell>
          <table:table-cell office:value-type="float" office:value="39">
            <text:p>39</text:p>
          </table:table-cell>
          <table:table-cell office:value-type="string">
            <text:p>b6ccef</text:p>
          </table:table-cell>
        </table:table-row>
        <table:table-row table:style-name="ro1">
          <table:table-cell office:value-type="string">
            <text:p>Salary: Policy Analyst (full-time, annual, social charges incl.)</text:p>
          </table:table-cell>
          <table:table-cell office:value-type="float" office:value="28">
            <text:p>28</text:p>
          </table:table-cell>
          <table:table-cell office:value-type="string">
            <text:p>dbe6f7</text:p>
          </table:table-cell>
        </table:table-row>
        <table:table-row table:style-name="ro1">
          <table:table-cell office:value-type="string">
            <text:p>Salary: Campaign Manager (full-time, annual, social charges incl.)</text:p>
          </table:table-cell>
          <table:table-cell office:value-type="float" office:value="25">
            <text:p>25</text:p>
          </table:table-cell>
          <table:table-cell office:value-type="string">
            <text:p>487ed6</text:p>
          </table:table-cell>
        </table:table-row>
        <table:table-row table:style-name="ro1">
          <table:table-cell office:value-type="string">
            <text:p>Salary: Campaigner (full-time, annual, social charges incl.)</text:p>
          </table:table-cell>
          <table:table-cell office:value-type="float" office:value="25">
            <text:p>25</text:p>
          </table:table-cell>
          <table:table-cell office:value-type="string">
            <text:p>6d98df</text:p>
          </table:table-cell>
        </table:table-row>
        <table:table-row table:style-name="ro1">
          <table:table-cell office:value-type="string">
            <text:p>Office space</text:p>
          </table:table-cell>
          <table:table-cell office:value-type="float" office:value="21">
            <text:p>21</text:p>
          </table:table-cell>
          <table:table-cell office:value-type="string">
            <text:p>91b2e7</text:p>
          </table:table-cell>
        </table:table-row>
        <table:table-row table:style-name="ro1">
          <table:table-cell office:value-type="string">
            <text:p>Transportation, Costs and Others budgets</text:p>
          </table:table-cell>
          <table:table-cell office:value-type="float" office:value="53">
            <text:p>53</text:p>
          </table:table-cell>
          <table:table-cell office:value-type="string">
            <text:p>7854a8</text:p>
          </table:table-cell>
        </table:table-row>
        <table:table-row table:style-name="ro1">
          <table:table-cell office:value-type="string">
            <text:p>Tool development</text:p>
          </table:table-cell>
          <table:table-cell office:value-type="float" office:value="10">
            <text:p>10</text:p>
          </table:table-cell>
          <table:table-cell office:value-type="string">
            <text:p>4354a8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SUM([.B1:.B7])" office:value-type="float" office:value="201">
            <text:p>201</text:p>
          </table:table-cell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23:3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1T21:06:08</meta:creation-date>
    <dc:date>2012-06-01T22:35:21</dc:date>
    <meta:editing-duration>PT1H13M33S</meta:editing-duration>
    <meta:editing-cycles>6</meta:editing-cycles>
    <meta:generator>LibreOffice/3.4$Unix LibreOffice_project/340m1$Build-602</meta:generator>
    <meta:document-statistic meta:table-count="3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0066cc"/>
    </style:style>
    <style:style style:name="ch11" style:family="chart">
      <style:chart-properties chart:solid-type="cuboid"/>
      <style:graphic-properties draw:fill-color="#99ccff"/>
    </style:style>
    <style:style style:name="ch12" style:family="chart">
      <style:chart-properties chart:solid-type="cuboid"/>
      <style:graphic-properties draw:fill-color="#cfe7e5"/>
    </style:style>
    <style:style style:name="ch13" style:family="chart">
      <style:chart-properties chart:solid-type="cuboid"/>
      <style:graphic-properties draw:fill-color="#00b8ff"/>
    </style:style>
    <style:style style:name="ch14" style:family="chart">
      <style:chart-properties chart:solid-type="cuboid"/>
      <style:graphic-properties draw:fill-color="#004586" draw:opacity="65%" draw:opacity-name=""/>
    </style:style>
    <style:style style:name="ch15" style:family="chart">
      <style:chart-properties chart:solid-type="cuboid"/>
      <style:graphic-properties draw:fill-color="#cfe7e5" draw:opacity="50%" draw:opacity-name="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stroke="none" svg:stroke-color="#000000" draw:fill="none" draw:fill-color="#ffffff" fo:min-height="0.633cm"/>
    </style:style>
    <style:style style:name="gr3" style:family="graphic">
      <style:graphic-properties draw:stroke="none" svg:stroke-color="#000000" draw:fill="none" draw:fill-color="#ffffff" fo:min-height="0.632cm"/>
    </style:style>
    <style:style style:name="gr4" style:family="graphic">
      <style:graphic-properties draw:stroke="none" svg:stroke-color="#000000" draw:fill="none" draw:fill-color="#ffffff" fo:min-height="0.711cm"/>
    </style:style>
    <style:style style:name="gr5" style:family="graphic">
      <style:graphic-properties draw:stroke="none" svg:stroke-color="#000000" draw:fill="none" draw:fill-color="#ffffff" fo:min-height="0.554cm"/>
    </style:style>
    <style:style style:name="gr6" style:family="graphic">
      <style:graphic-properties draw:stroke="none" svg:stroke-color="#000000" draw:fill="none" draw:fill-color="#ffffff" fo:min-height="0.738cm"/>
    </style:style>
    <style:style style:name="gr7" style:family="graphic">
      <style:graphic-properties draw:stroke="none" svg:stroke-color="#000000" draw:fill="none" draw:fill-color="#ffffff" fo:min-height="0.527cm"/>
    </style:style>
    <style:style style:name="P1" style:family="paragraph">
      <style:paragraph-properties fo:text-align="center"/>
    </style:style>
  </office:automatic-styles>
  <office:body>
    <office:chart>
      <chart:chart svg:width="16.003cm" svg:height="9.845cm" xlink:href=".." xlink:type="simple" chart:class="chart:circle" chart:style-name="ch1">
        <chart:title svg:x="2.547cm" svg:y="0.332cm" chart:style-name="ch2">
          <text:p>La Quadrature du Net 2012 Forecast Budget: € 201.000</text:p>
        </chart:title>
        <chart:legend chart:legend-position="bottom" svg:x="1.828cm" svg:y="6.074cm" style:legend-expansion="wide" chart:style-name="ch3"/>
        <chart:plot-area chart:style-name="ch4" table:cell-range-address="Sheet1.A1:Sheet1.B7" chart:data-source-has-labels="column" svg:x="6.204cm" svg:y="1.756cm" svg:width="3.595cm" svg:height="3.596cm">
          <chartooo:coordinate-region svg:x="6.204cm" svg:y="1.589cm" svg:width="3.595cm" svg:height="3.931cm"/>
          <chart:axis chart:dimension="x" chart:name="primary-x" chart:style-name="ch5" chartooo:axis-type="auto">
            <chartooo:date-scale/>
            <chart:categories table:cell-range-address="Sheet1.A1:Sheet1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:Sheet1.B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draw:line draw:style-name="gr1" draw:text-style-name="P1" svg:x1="9.684cm" svg:y1="2.942cm" svg:x2="10.156cm" svg:y2="2.77cm">
          <text:p/>
        </draw:line>
        <draw:line draw:style-name="gr1" draw:text-style-name="P1" svg:x1="10.157cm" svg:y1="2.77cm" svg:x2="11.186cm" svg:y2="2.77cm">
          <text:p/>
        </draw:line>
        <draw:line draw:style-name="gr1" draw:text-style-name="P1" svg:x1="8.32cm" svg:y1="1.781cm" svg:x2="8.654cm" svg:y2="1.513cm">
          <text:p/>
        </draw:line>
        <draw:line draw:style-name="gr1" draw:text-style-name="P1" svg:x1="8.655cm" svg:y1="1.513cm" svg:x2="11.215cm" svg:y2="1.513cm">
          <text:p/>
        </draw:line>
        <draw:line draw:style-name="gr1" draw:text-style-name="P1" svg:x1="6.761cm" svg:y1="2.242cm" svg:x2="6.35cm" svg:y2="1.957cm">
          <text:p/>
        </draw:line>
        <draw:line draw:style-name="gr1" draw:text-style-name="P1" svg:x1="4.591cm" svg:y1="1.957cm" svg:x2="6.349cm" svg:y2="1.957cm">
          <text:p/>
        </draw:line>
        <draw:line draw:style-name="gr1" draw:text-style-name="P1" svg:x1="6.202cm" svg:y1="3.879cm" svg:x2="6.01cm" svg:y2="4.142cm">
          <text:p/>
        </draw:line>
        <draw:line draw:style-name="gr1" draw:text-style-name="P1" svg:x1="4.647cm" svg:y1="4.143cm" svg:x2="6.009cm" svg:y2="4.143cm">
          <text:p/>
        </draw:line>
        <draw:line draw:style-name="gr1" draw:text-style-name="P1" svg:x1="6.844cm" svg:y1="4.988cm" svg:x2="6.595cm" svg:y2="5.286cm">
          <text:p/>
        </draw:line>
        <draw:line draw:style-name="gr1" draw:text-style-name="P1" svg:x1="4.675cm" svg:y1="5.287cm" svg:x2="6.594cm" svg:y2="5.287cm">
          <text:p/>
        </draw:line>
        <draw:line draw:style-name="gr1" draw:text-style-name="P1" svg:x1="9.798cm" svg:y1="4.936cm" svg:x2="11.269cm" svg:y2="4.936cm">
          <text:p/>
        </draw:line>
        <draw:line draw:style-name="gr1" draw:text-style-name="P1" svg:x1="8.432cm" svg:y1="5.351cm" svg:x2="8.625cm" svg:y2="5.726cm">
          <text:p/>
        </draw:line>
        <draw:line draw:style-name="gr1" draw:text-style-name="P1" svg:x1="11.242cm" svg:y1="5.727cm" svg:x2="8.626cm" svg:y2="5.727cm">
          <text:p/>
        </draw:line>
        <draw:line draw:style-name="gr1" draw:text-style-name="P1" svg:x1="9.378cm" svg:y1="4.75cm" svg:x2="9.797cm" svg:y2="4.935cm">
          <text:p/>
        </draw:line>
        <draw:frame draw:style-name="gr2" svg:width="1.585cm" svg:height="1.907cm" svg:x="11.661cm" svg:y="1.266cm">
          <draw:text-box>
            <text:p>10 k €</text:p>
          </draw:text-box>
        </draw:frame>
        <draw:frame draw:style-name="gr3" svg:width="1.252cm" svg:height="1.907cm" svg:x="11.632cm" svg:y="2.454cm">
          <draw:text-box>
            <text:p>53 k €</text:p>
          </draw:text-box>
        </draw:frame>
        <draw:frame draw:style-name="gr4" svg:width="1.39cm" svg:height="1.907cm" svg:x="11.622cm" svg:y="4.672cm">
          <draw:text-box>
            <text:p>21 k €</text:p>
          </draw:text-box>
        </draw:frame>
        <draw:frame draw:style-name="gr5" svg:width="1.613cm" svg:height="1.907cm" svg:x="11.665cm" svg:y="5.519cm">
          <draw:text-box>
            <text:p>25 k €</text:p>
          </draw:text-box>
        </draw:frame>
        <draw:frame draw:style-name="gr2" svg:width="1.168cm" svg:height="1.907cm" svg:x="3.244cm" svg:y="1.688cm">
          <draw:text-box>
            <text:p>39 k €</text:p>
          </draw:text-box>
        </draw:frame>
        <draw:frame draw:style-name="gr6" svg:width="1.307cm" svg:height="1.907cm" svg:x="3.273cm" svg:y="3.905cm">
          <draw:text-box>
            <text:p>28 k €</text:p>
          </draw:text-box>
        </draw:frame>
        <draw:frame draw:style-name="gr7" svg:width="1.474cm" svg:height="1.907cm" svg:x="3.166cm" svg:y="5.094cm">
          <draw:text-box>
            <text:p>25 <text:s/>k €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alary: Coordinator and Spokesperson (full-time, annual, social charges incl.)</text:p>
                <draw:g>
                  <svg:desc>Sheet1.A1:Sheet1.A7</svg:desc>
                </draw:g>
              </table:table-cell>
              <table:table-cell office:value-type="float" office:value="39">
                <text:p>39</text:p>
                <draw:g>
                  <svg:desc>Sheet1.B1:Sheet1.B7</svg:desc>
                </draw:g>
              </table:table-cell>
            </table:table-row>
            <table:table-row>
              <table:table-cell office:value-type="string">
                <text:p>Salary: Policy Analyst (full-time, annual, social charges incl.)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Salary: Campaign Manager (full-time, annual, social charges incl.)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alary: Campaigner (full-time, annual, social charges incl.)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Office space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Transportation, Costs and Others budgets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Tool development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6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opacity draw:name="ChartTransparencyGradient_20_1" draw:display-name="ChartTransparencyGradient 1" draw:style="linear" draw:start="50%" draw:end="0%" draw:angle="0" draw:border="0%"/>
    <draw:opacity draw:name="ChartTransparencyGradient_20_2" draw:display-name="ChartTransparencyGradient 2" draw:style="axial" draw:start="50%" draw:end="0%" draw:angle="0" draw:border="0%"/>
    <draw:opacity draw:name="ChartTransparencyGradient_20_3" draw:display-name="ChartTransparencyGradient 3" draw:style="radial" draw:cx="50%" draw:cy="50%" draw:start="50%" draw:end="0%" draw:border="0%"/>
  </office:styles>
</office:document-styles>
</file>